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2edf" officeooo:paragraph-rsid="00012edf"/>
    </style:style>
    <style:style style:name="P2" style:family="paragraph" style:parent-style-name="Standard">
      <style:text-properties officeooo:rsid="00012edf" officeooo:paragraph-rsid="00072b38"/>
    </style:style>
    <style:style style:name="P3" style:family="paragraph" style:parent-style-name="Standard">
      <style:text-properties officeooo:rsid="00012edf" officeooo:paragraph-rsid="000902f7"/>
    </style:style>
    <style:style style:name="P4" style:family="paragraph" style:parent-style-name="Standard">
      <style:text-properties officeooo:rsid="00072b38" officeooo:paragraph-rsid="00072b38"/>
    </style:style>
    <style:style style:name="P5" style:family="paragraph" style:parent-style-name="Standard">
      <style:text-properties officeooo:rsid="00072b38" officeooo:paragraph-rsid="000902f7"/>
    </style:style>
    <style:style style:name="P6" style:family="paragraph" style:parent-style-name="Standard">
      <style:text-properties officeooo:rsid="0019a084" officeooo:paragraph-rsid="0019a084"/>
    </style:style>
    <style:style style:name="T1" style:family="text">
      <style:text-properties officeooo:rsid="00030da3"/>
    </style:style>
    <style:style style:name="T2" style:family="text">
      <style:text-properties officeooo:rsid="000431cd"/>
    </style:style>
    <style:style style:name="T3" style:family="text">
      <style:text-properties officeooo:rsid="0004993f"/>
    </style:style>
    <style:style style:name="T4" style:family="text">
      <style:text-properties officeooo:rsid="00064b93"/>
    </style:style>
    <style:style style:name="T5" style:family="text">
      <style:text-properties officeooo:rsid="00072b38"/>
    </style:style>
    <style:style style:name="T6" style:family="text">
      <style:text-properties officeooo:rsid="000902f7"/>
    </style:style>
    <style:style style:name="T7" style:family="text">
      <style:text-properties officeooo:rsid="000aeffe"/>
    </style:style>
    <style:style style:name="T8" style:family="text">
      <style:text-properties officeooo:rsid="000d0c1a"/>
    </style:style>
    <style:style style:name="T9" style:family="text">
      <style:text-properties officeooo:rsid="000d4d74"/>
    </style:style>
    <style:style style:name="T10" style:family="text">
      <style:text-properties officeooo:rsid="000f49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text:p>
      <text:p text:style-name="P1">- <text:span text:style-name="T1">for my project, I</text:span> <text:span text:style-name="T1">decided to dig into the kalman filter because I’ve only seen it covered at a surface level in previous classes and I wanted to finally understand how it works</text:span></text:p>
      <text:p text:style-name="P1"/>
      <text:p text:style-name="P1">- <text:span text:style-name="T1">variables</text:span></text:p>
      <text:p text:style-name="P1">- <text:span text:style-name="T1">noises also have covariance</text:span></text:p>
      <text:p text:style-name="P1"/>
      <text:p text:style-name="P1">Kalman Filter</text:p>
      <text:p text:style-name="P1">- <text:span text:style-name="T4">what I learned is that the kalman filter is essentially a two step process</text:span></text:p>
      <text:p text:style-name="P1">- <text:span text:style-name="T4">the first step predicts the mean and covariance of a probability distribution describing the state estimate given the current state, any commands to the system, and the system dynamics</text:span></text:p>
      <text:p text:style-name="P1">- <text:span text:style-name="T4">the second step updates the prediction with information gained from the system’s sensors by weighting the difference between the actual output and the predicted output with the reliability of the sensors</text:span></text:p>
      <text:p text:style-name="P1"/>
      <text:p text:style-name="P1">- <text:span text:style-name="T1">observer because it builds up state estimate from history of inputs and outputs</text:span></text:p>
      <text:p text:style-name="P1">- <text:span text:style-name="T1">filter because it filters out process and measurement noise</text:span></text:p>
      <text:p text:style-name="P1">- linear dynamics – <text:span text:style-name="T1">matrix multiplications</text:span></text:p>
      <text:p text:style-name="P1">- <text:span text:style-name="T1">state – position, velocity</text:span></text:p>
      <text:p text:style-name="P1">- <text:span text:style-name="T1">inputs – vel commands, torques, forces</text:span></text:p>
      <text:p text:style-name="P1">- <text:span text:style-name="T1">output – values reported by sensors</text:span></text:p>
      <text:p text:style-name="P1">- <text:span text:style-name="T1">F – system dynamics</text:span></text:p>
      <text:p text:style-name="P1">- <text:span text:style-name="T1">G – how inputs drive dynamics</text:span></text:p>
      <text:p text:style-name="P1">- <text:span text:style-name="T1">H – how the state maps to the sensor measurements</text:span></text:p>
      <text:p text:style-name="P1">- returns mean and covariance of state estimate, <text:span text:style-name="T2">distribution of likely states</text:span></text:p>
      <text:p text:style-name="P1">- prediction – <text:span text:style-name="T2">next state from current state according to dynamics, accounts for info lost due to errors in motion model</text:span></text:p>
      <text:p text:style-name="P1">- update – <text:span text:style-name="T2">corrects prediction with info from sensors</text:span></text:p>
      <text:p text:style-name="P1">- innovation <text:span text:style-name="T3">nu </text:span>– <text:span text:style-name="T2">difference between actual output and predicted output</text:span></text:p>
      <text:p text:style-name="P1">- <text:span text:style-name="T3">S – predicted output covariance plus measurement noise covariance</text:span></text:p>
      <text:p text:style-name="P1">- <text:span text:style-name="T2">R – if large, sensor readings more believable than prediction, if low, prediction more believable than sensors</text:span></text:p>
      <text:p text:style-name="P1"/>
      <text:p text:style-name="P1">EKF</text:p>
      <text:p text:style-name="P1">- <text:span text:style-name="T5">the kalman filter assumes that the dynamics of the system are linear</text:span></text:p>
      <text:p text:style-name="P1">- <text:span text:style-name="T5">the extended kalman filter then is just the kalman filter applied to nonlinear systems by linearizing the system dynamics</text:span></text:p>
      <text:p text:style-name="P1"/>
      <text:p text:style-name="P1">- ekf just kalman filter for nonlinear systems</text:p>
      <text:p text:style-name="P1">- linearize F and H matrices</text:p>
      <text:p text:style-name="P1"><text:line-break/>SLAM</text:p>
      <text:p text:style-name="P1">- <text:span text:style-name="T5">next, I wanted to see how the kalman filter can be applied to the problem of simultaneous localization and mapping</text:span></text:p>
      <text:p text:style-name="P1">- <text:span text:style-name="T5">this is done by estimating the state of the robot and the state of landmarks in the environment at the same time</text:span></text:p>
      <text:p text:style-name="P1">- <text:span text:style-name="T5">the state is defined to include the positions of landmarks as well as the position of the robot</text:span></text:p>
      <text:p text:style-name="P1">- <text:span text:style-name="T5">the output is define to include the relative position of the robot to each landmark as well as any proprioceptive measurements</text:span></text:p>
      <text:p text:style-name="P1"><text:soft-page-break/></text:p>
      <text:p text:style-name="P1">- rather than only estimate state of robot, also estimate state of landmarks in environment</text:p>
      <text:p text:style-name="P1">- new state includes (x, y) position of landmarks</text:p>
      <text:p text:style-name="P1">- <text:span text:style-name="T1">now the measurements are distances from the robot to each landmark (either x and y difference or range and bearing)</text:span></text:p>
      <text:p text:style-name="P1"/>
      <text:p text:style-name="P1">Data Association</text:p>
      <text:p text:style-name="P1">- <text:span text:style-name="T5">you now have the problem of data association – which landmark is each measurement associated with?</text:span></text:p>
      <text:p text:style-name="P1">- <text:span text:style-name="T5">this problem can be solved with the mahalanobis distance</text:span></text:p>
      <text:p text:style-name="P1">- <text:span text:style-name="T5">if a measurement has a high mahalanobis norm with a particular landmark, then it is associated with that landmark</text:span></text:p>
      <text:p text:style-name="P4">- if no measurement has a high mahalanobis norm, then you add a new landmark to the map</text:p>
      <text:p text:style-name="P1"/>
      <text:p text:style-name="P1">- problem of deciding which landmark each measurement associated with</text:p>
      <text:p text:style-name="P1">- can do this with mahalanobis distance</text:p>
      <text:p text:style-name="P1">- if no landmark has sufficiently high norm, add new landmark to map</text:p>
      <text:p text:style-name="P1"/>
      <text:p text:style-name="P1">Simulation</text:p>
      <text:p text:style-name="P2">- <text:span text:style-name="T5">next I </text:span>simulated slam using the ROS package gmapping <text:span text:style-name="T1">and gazebo simulator for the jackal robot</text:span></text:p>
      <text:p text:style-name="P2">- <text:span text:style-name="T5">it does a decent job until the end when it decides that what was previously a wall is now free space</text:span></text:p>
      <text:p text:style-name="P1"/>
      <text:p text:style-name="P1">- simulated slam using the ROS package gmapping <text:span text:style-name="T1">and gazebo simulator for the jackal robot</text:span></text:p>
      <text:p text:style-name="P1">- <text:span text:style-name="T1">does a decent job until the end when it decides that what was previously a wall is now free space</text:span></text:p>
      <text:p text:style-name="P1"/>
      <text:p text:style-name="P1">Next Steps</text:p>
      <text:p text:style-name="P1">- <text:span text:style-name="T5">next I want to compare my own implementation of the kalman filter and slam to gmapping</text:span></text:p>
      <text:p text:style-name="P1"/>
      <text:p text:style-name="P1">- compare implementation of kalman filter and slam to gmapp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Intro</text:p>
      <text:p text:style-name="P3">- <text:span text:style-name="T1">for my project, I</text:span> <text:span text:style-name="T1">decided to dig into the kalman filter because I’ve only ever seen it covered at a surface level and I wanted to finally understand how it works</text:span></text:p>
      <text:p text:style-name="P3"/>
      <text:p text:style-name="P3">Kalman Filter</text:p>
      <text:p text:style-name="P3">- <text:span text:style-name="T4">what I learned is that it is essentially a two step process</text:span></text:p>
      <text:p text:style-name="P3">- <text:span text:style-name="T4">the first step predicts the mean and covariance of a probability distribution describing the state of the robot using the current state, the commands to the system, and the system dynamics</text:span></text:p>
      <text:p text:style-name="P3">- <text:span text:style-name="T4">the second step updates this prediction with information gained from the sensors by weighting the difference between the actual output and the predicted output with the reliability of the sensors</text:span></text:p>
      <text:p text:style-name="P3"><text:line-break/>SLAM</text:p>
      <text:p text:style-name="P3">- <text:span text:style-name="T5">next, I wanted to see how the kalman filter could be used for SLAM</text:span></text:p>
      <text:p text:style-name="P6">- this can be done by modifying the state to include any landmarks detected in the environment and modifiying the output include the relative position of the robot and each landmark</text:p>
      <text:p text:style-name="P3"/>
      <text:p text:style-name="P3">Data Association</text:p>
      <text:p text:style-name="P3">- <text:span text:style-name="T6">now you have to decide which landmark each measurement is associated with</text:span></text:p>
      <text:p text:style-name="P3">- <text:span text:style-name="T5">this problem can be solved with the mahalanobis distance</text:span></text:p>
      <text:p text:style-name="P3">- <text:span text:style-name="T6">if it is high for a particular landmark, then the measurement is associated with that landmark</text:span></text:p>
      <text:p text:style-name="P5">- if <text:span text:style-name="T6">it is low for all landmarks</text:span>, then you add a new landmark to the <text:span text:style-name="T8">state</text:span></text:p>
      <text:p text:style-name="P3"/>
      <text:p text:style-name="P3">Simulation</text:p>
      <text:p text:style-name="P3">- <text:span text:style-name="T9">lastly, I </text:span>simulated slam using the ROS package gmapping <text:span text:style-name="T1">and the gazebo simulator for the jackal robot</text:span></text:p>
      <text:p text:style-name="P3">- <text:span text:style-name="T10">as you can see, it works pretty well until the end when it decides that what was previously a wall is now free space</text:span></text:p>
      <text:p text:style-name="P3"/>
      <text:p text:style-name="P3">Next Steps</text:p>
      <text:p text:style-name="P3">- <text:span text:style-name="T7">in the future, I want to compare my own implementation of the kalman filter and slam to gmapping</text:span></text:p>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3:20:46.148845677</meta:creation-date>
    <dc:date>2019-12-05T15:32:53.908401202</dc:date>
    <meta:editing-duration>PT1H30M37S</meta:editing-duration>
    <meta:editing-cycles>17</meta:editing-cycles>
    <meta:generator>LibreOffice/6.0.7.3$Linux_X86_64 LibreOffice_project/00m0$Build-3</meta:generator>
    <meta:document-statistic meta:table-count="0" meta:image-count="0" meta:object-count="0" meta:page-count="3" meta:paragraph-count="71" meta:word-count="924" meta:character-count="5232" meta:non-whitespace-character-count="4364"/>
  </office:meta>
</office:document-meta>
</file>